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Hello, World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uk" fo:country="UA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12:28:09.483822718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ODP Document</dc:title>
    <meta:editing-duration>PT38S</meta:editing-duration>
    <meta:editing-cycles>3</meta:editing-cycles>
    <dc:date>2025-06-12T12:28:47.780638293</dc:date>
    <dc:contributor>JabRef</dc:contributor>
    <meta:document-statistic meta:object-count="42"/>
  </office:meta>
</office:document-meta>
</file>